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FC3AA1C3EF89AFDD.png" manifest:media-type="image/png"/>
  <manifest:file-entry manifest:full-path="Pictures/1000020100000030000000309C8BE904AAF57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ff66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8" style:family="graphic" style:parent-style-name="standard">
      <style:graphic-properties draw:textarea-horizontal-align="justify" draw:textarea-vertical-align="middle" draw:auto-grow-height="false" fo:min-height="5.084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4.83cm" fo:min-width="9.15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4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6" style:family="graphic" style:parent-style-name="standard">
      <style:graphic-properties draw:textarea-horizontal-align="justify" draw:textarea-vertical-align="middle" draw:auto-grow-height="false" fo:min-height="1.656cm" fo:min-width="13.502cm"/>
    </style:style>
    <style:style style:name="gr17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="none" draw:fill-color="#ffffff"/>
      <style:paragraph-properties fo:text-align="center"/>
      <style:text-properties fo:font-size="2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3bfdd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zie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droid-Sensoren auf einem Computer verwend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ziel 2: Beispi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planung</text:p>
          </draw:text-box>
        </draw:frame>
        <draw:line draw:style-name="gr2" draw:text-style-name="P2" draw:layer="layout" svg:x1="1.4cm" svg:y1="10.94cm" svg:x2="18.288cm" svg:y2="10.94cm">
          <text:p/>
        </draw:line>
        <draw:line draw:style-name="gr3" draw:text-style-name="P2" draw:layer="layout" svg:x1="18.288cm" svg:y1="10.94cm" svg:x2="26.67cm" svg:y2="10.94cm">
          <text:p/>
        </draw:line>
        <draw:line draw:style-name="gr4" draw:text-style-name="P2" draw:layer="layout" svg:x1="10.16cm" svg:y1="10.94cm" svg:x2="18.288cm" svg:y2="10.94cm">
          <text:p/>
        </draw:line>
        <draw:frame draw:style-name="gr5" draw:text-style-name="P4" draw:layer="layout" svg:width="8.382cm" svg:height="2.139cm" svg:x="1.778cm" svg:y="9.044cm">
          <draw:text-box>
            <text:p text:style-name="P3">Maussteuerung</text:p>
          </draw:text-box>
        </draw:frame>
        <draw:frame draw:style-name="gr5" draw:text-style-name="P5" draw:layer="layout" svg:width="8.128cm" svg:height="2.139cm" svg:x="10.16cm" svg:y="9.037cm">
          <draw:text-box>
            <text:p text:style-name="P2"><text:span text:style-name="T1">Spielsteuerung</text:span></text:p>
          </draw:text-box>
        </draw:frame>
        <draw:frame draw:style-name="gr6" draw:text-style-name="P6" draw:layer="layout" svg:width="7.412cm" svg:height="2.139cm" svg:x="18.288cm" svg:y="9.091cm">
          <draw:text-box>
            <text:p text:style-name="P2"><text:span text:style-name="T1">Robotersteueru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wicklungsprozess</text:p>
          </draw:text-box>
        </draw:frame>
        <draw:custom-shape draw:style-name="gr7" draw:text-style-name="P2" draw:layer="layout" svg:width="9.398cm" svg:height="3.302cm" svg:x="9.652cm" svg:y="5.842cm">
          <text:p text:style-name="P2">See problem separating </text:p>
          <text:p text:style-name="P2">us from current goal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5.334cm" svg:x="20.32cm" svg:y="12.7cm">
          <text:p text:style-name="P2">Add to JIR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652cm" svg:height="5.08cm" svg:x="2.794cm" svg:y="12.954cm">
          <text:p text:style-name="P2">Get issue from JIRA done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9.05cm" svg:y1="9.144cm" svg:x2="23.368cm" svg:y2="12.7cm">
          <text:p/>
        </draw:line>
        <draw:line draw:style-name="gr10" draw:text-style-name="P7" draw:layer="layout" svg:x1="7.112cm" svg:y1="12.954cm" svg:x2="9.652cm" svg:y2="7.62cm">
          <text:p/>
        </draw:line>
        <draw:line draw:style-name="gr10" draw:text-style-name="P7" draw:layer="layout" svg:x1="20.32cm" svg:y1="15.494cm" svg:x2="12.446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iscovery</text:p>
          </draw:text-box>
        </draw:frame>
        <draw:frame draw:style-name="gr11" draw:text-style-name="P7" draw:layer="layout" svg:width="2.794cm" svg:height="2.794cm" svg:x="1.271cm" svg:y="9.674cm">
          <draw:image xlink:href="Pictures/1000020100000030000000309C8BE904AAF57352.png" xlink:type="simple" xlink:show="embed" xlink:actuate="onLoad">
            <text:p/>
          </draw:image>
        </draw:frame>
        <draw:custom-shape draw:style-name="gr12" draw:text-style-name="P2" draw:layer="layout" svg:width="2.032cm" svg:height="1.148cm" draw:transform="rotate (0.523598775598299) translate (4.017cm 9.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7.62cm" svg:height="1.524cm" draw:transform="rotate (0.000174532925199433) translate (4.319cm 10.182cm)">
          <text:p text:style-name="P2">UDP BROADCAS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2.032cm" svg:height="1.148cm" draw:transform="rotate (-0.523598775598299) translate (4.591cm 11.4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2.793cm" svg:height="2.793cm" svg:x="23.623cm" svg:y="9.167cm">
          <draw:image xlink:href="Pictures/100002010000003000000030FC3AA1C3EF89AFDD.png" xlink:type="simple" xlink:show="embed" xlink:actuate="onLoad">
            <text:p/>
          </draw:image>
        </draw:frame>
        <draw:custom-shape draw:style-name="gr14" draw:text-style-name="P2" draw:layer="layout" svg:width="6.096cm" svg:height="0.762cm" svg:x="17.527cm" svg:y="10.436cm">
          <text:p text:style-name="P2">UDP LISTENER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5" draw:text-style-name="P2" draw:layer="layout" svg:width="16.002cm" svg:height="3.556cm" svg:x="6.096cm" svg:y="9.398cm">
          <text:p text:style-name="P2">Bidirectional connection (TCP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7" draw:layer="layout" svg:width="2.794cm" svg:height="2.794cm" svg:x="1.27cm" svg:y="9.906cm">
          <draw:image xlink:href="Pictures/1000020100000030000000309C8BE904AAF57352.png" xlink:type="simple" xlink:show="embed" xlink:actuate="onLoad">
            <text:p/>
          </draw:image>
        </draw:frame>
        <draw:frame draw:style-name="gr11" draw:text-style-name="P7" draw:layer="layout" svg:width="2.793cm" svg:height="2.793cm" svg:x="23.622cm" svg:y="9.907cm">
          <draw:image xlink:href="Pictures/100002010000003000000030FC3AA1C3EF89A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2">sollte</text:span></text:p>
              <text:p><text:span text:style-name="T3"/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6" draw:text-style-name="P2" draw:layer="layout" svg:width="16.002cm" svg:height="3.81cm" svg:x="6.096cm" svg:y="9.36cm">
          <text:p text:style-name="P2">Unidirectional connection (UDP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2.793cm" svg:height="2.793cm" svg:x="23.623cm" svg:y="9.906cm">
          <draw:image xlink:href="Pictures/100002010000003000000030FC3AA1C3EF89AFDD.png" xlink:type="simple" xlink:show="embed" xlink:actuate="onLoad">
            <text:p/>
          </draw:image>
        </draw:frame>
        <draw:frame draw:style-name="gr11" draw:text-style-name="P7" draw:layer="layout" svg:width="2.794cm" svg:height="2.794cm" svg:x="1.27cm" svg:y="9.906cm">
          <draw:image xlink:href="Pictures/1000020100000030000000309C8BE904AAF57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7" draw:text-style-name="P2" draw:layer="layout" svg:width="4.572cm" svg:height="2.54cm" svg:x="8.128cm" svg:y="5.588cm">
          <text:p text:style-name="P2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7.619cm" svg:height="2.54cm" svg:x="12.193cm" svg:y="5.588cm">
          <text:p text:style-name="P2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8.382cm" svg:height="2.54cm" svg:x="2.032cm" svg:y="13.97cm">
          <text:p text:style-name="P2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4.571cm" svg:height="2.54cm" svg:x="9.653cm" svg:y="13.97cm">
          <text:p text:style-name="P2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4.571cm" svg:height="2.54cm" svg:x="17.273cm" svg:y="13.97cm">
          <text:p text:style-name="P2"><text:s text:c="4"/>Filter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8" draw:layer="layout" svg:width="4.571cm" svg:height="2.54cm" svg:x="13.462cm" svg:y="13.97cm">
          <text:p text:style-name="P2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571cm" svg:height="2.54cm" svg:x="21.082cm" svg:y="13.97cm">
          <text:p text:style-name="P2"><text:s text:c="7"/>Nutzer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2.794cm" svg:height="2.794cm" svg:x="12.446cm" svg:y="8.89cm">
          <draw:image xlink:href="Pictures/1000020100000030000000309C8BE904AAF57352.png" xlink:type="simple" xlink:show="embed" xlink:actuate="onLoad">
            <text:p/>
          </draw:image>
        </draw:frame>
        <draw:frame draw:style-name="gr11" draw:text-style-name="P7" draw:layer="layout" svg:width="2.793cm" svg:height="2.793cm" svg:x="12.604cm" svg:y="16.765cm">
          <draw:image xlink:href="Pictures/100002010000003000000030FC3AA1C3EF89AFDD.png" xlink:type="simple" xlink:show="embed" xlink:actuate="onLoad">
            <text:p/>
          </draw:image>
        </draw:frame>
        <draw:custom-shape draw:style-name="gr23" draw:text-style-name="P9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8T18:13:02.553099710</dc:date>
    <meta:editing-duration>PT2H5M12S</meta:editing-duration>
    <meta:editing-cycles>17</meta:editing-cycles>
    <meta:generator>LibreOffice/5.2.3.3$Linux_X86_64 LibreOffice_project/20m0$Build-3</meta:generator>
    <meta:document-statistic meta:object-count="91"/>
  </office:meta>
</office:document-meta>
</file>